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16cm"/>
    </style:style>
    <style:style style:name="co3" style:family="table-column">
      <style:table-column-properties fo:break-before="auto" style:column-width="7.632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2">
          <table:table-cell table:style-name="ce1" office:value-type="string" calcext:value-type="string">
            <text:p>Equipo</text:p>
          </table:table-cell>
          <table:table-cell/>
          <table:table-cell table:style-name="ce3" office:value-type="string" calcext:value-type="string" table:number-columns-spanned="4" table:number-rows-spanned="1">
            <text:p>Practica 1 (Circuitos con push buttons)</text:p>
          </table:table-cell>
          <table:covered-table-cell table:number-columns-repeated="3"/>
          <table:table-cell office:value-type="string" calcext:value-type="string">
            <text:p>Práctica 2 (Push buttons y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 (Led RGB)</text:p>
          </table:table-cell>
          <table:table-cell office:value-type="string" calcext:value-type="string">
            <text:p>Práctica 5 (Servo) </text:p>
          </table:table-cell>
          <table:table-cell office:value-type="string" calcext:value-type="string">
            <text:p>Práctica 6 (Motor)</text:p>
          </table:table-cell>
          <table:table-cell office:value-type="string" calcext:value-type="string">
            <text:p>Práctica 7 (Pianito)</text:p>
          </table:table-cell>
          <table:table-cell office:value-type="string" calcext:value-type="string">
            <text:p>Práctica 8 (LCD)</text:p>
          </table:table-cell>
          <table:table-cell office:value-type="string" calcext:value-type="string">
            <text:p>Práctica 9 (Conexión a Circuito externo)</text:p>
          </table:table-cell>
          <table:table-cell office:value-type="string" calcext:value-type="string">
            <text:p>Práctica 9 con sensores</text:p>
          </table:table-cell>
          <table:table-cell office:value-type="string" calcext:value-type="string">
            <text:p>Práctica 10 (pasar información por serial a la computadora)</text:p>
          </table:table-cell>
          <table:table-cell office:value-type="string" calcext:value-type="string">
            <text:p>Práctica 10 (con Twitter)</text:p>
          </table:table-cell>
        </table:table-row>
        <table:table-row table:style-name="ro3"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ARCÌA GARCÌA GILBERTO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chita controlada por bluetooth</text:p>
          </table:table-cell>
          <table:table-cell table:style-name="ce2" office:value-type="string" calcext:value-type="string">
            <text:p>MORALES MORALES WILLIAMS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RUIZ GARCIA EDGARDO JESUS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GARCIA ROJAS JOVANNI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IH MARTINEZ JUAN MANUE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BRAVO GOMEZ GERARD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ARREÑO ARELLANES JORG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AVIÑO GOMEZ DANIEL HUMBERTO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VELASCO HERNANDEZ SARA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VICENCIO BOLAÑOS FELIPE DE JESU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RREÑO HERRERA GUADALUPE SOLEDAD</text:p>
          </table:table-cell>
          <table:table-cell table:style-name="ce5"/>
          <table:table-cell table:number-columns-repeated="4"/>
          <table:table-cell table:style-name="ce5"/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OLIVERA GARCIA DIEGO</text:p>
          </table:table-cell>
          <table:table-cell table:number-columns-repeated="15"/>
        </table:table-row>
        <table:table-row table:style-name="ro3">
          <table:table-cell/>
          <table:table-cell table:style-name="ce2" office:value-type="string" calcext:value-type="string">
            <text:p>ZARATE CASTRO YARID GIOVANNI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RANCISCO MARTINEZ WALTER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GAMBOA FERNANDEZ KEVIN JAEL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ANTAELLA GARCIA ARTUR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RAMOS PANTALEÓN WILLIAM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ANTOS GONZALEZ MIGUEL ANGEL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HORQUEZ MEDINA MANUEL ALEJANDRO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MARTINEZ VELASCO ALBERTO BONIFACI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ORALES PACHECO HECTOR GREGORIO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JIMENEZ SIBAJA JAIRO OS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ANCHEZ GARCIA DIONY SHURIANE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MARTINEZ SANCHEZ VALEN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MEDINA REYES MARCO ANTONIO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JIMENEZ AQUINO JOSE FRANCISCO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MENDEZ MENDEZ VERONICA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3" table:number-rows-repeated="104854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7:33:07.034125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4.2$Linux_X86_64 LibreOffice_project/03b94f25a57b5f9067cd17c38fa7509af5e551ea</meta:generator>
    <dc:date>2014-06-18T07:38:06.664097194</dc:date>
    <meta:editing-duration>PT22H42M30S</meta:editing-duration>
    <meta:editing-cycles>110</meta:editing-cycles>
    <meta:document-statistic meta:table-count="3" meta:cell-count="351" meta:object-count="0"/>
  </office:meta>
</office:document-meta>
</file>